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ftware para controle de estoque de estabelecimento comercial.</text:p>
      <text:p text:style-name="P2"/>
      <text:p text:style-name="P2">Bruno Cogo</text:p>
      <text:p text:style-name="P2">Victor Negrão</text:p>
      <text:p text:style-name="P2">Professor: Marcio Crocomo</text:p>
      <text:p text:style-name="P2"/>
      <text:p text:style-name="P1"/>
      <text:p text:style-name="P1">Instruções para criação do banco de dados:</text:p>
      <text:p text:style-name="Standard"/>
      <text:p text:style-name="Standard">1- Crie uma nova conexão com o nome controleEstoque;</text:p>
      <text:p text:style-name="Standard">2- No nome do usuário deixe com root.</text:p>
      <text:p text:style-name="Standard">3- No campo senha , deixe em branco;</text:p>
      <text:p text:style-name="Standard">4- Insira o código abaixo;<text:line-break/></text:p>
      <text:p text:style-name="Standard">create database controleEstoque;<text:line-break/>use controleEstoque;<text:line-break/><text:line-break/>create table Produto(<text:line-break/>nome varchar (50) not null primary key,<text:line-break/>categoria varchar(50) not null<text:line-break/>);<text:line-break/><text:line-break/>create table Fornecedor(<text:line-break/>nome varchar (50)not null ,<text:line-break/>endereco varchar (100)not null,<text:line-break/>cnpj varchar (50)not null primary key,<text:line-break/>telefone varchar(50) not null <text:line-break/>);<text:line-break/><text:line-break/>create table Entrada(<text:line-break/>produto varchar <text:s/>(50) not null,<text:line-break/>ndanfe varchar (100) not null primary key,<text:line-break/>fornecedor varchar (50) not null,<text:line-break/>quantidadetotal varchar (10) <text:s text:c="2"/>not null,<text:line-break/>valortotal varchar (10) <text:s text:c="2"/>not null,<text:line-break/>valorunidade varchar (10) not null<text:line-break/>);<text:line-break/><text:line-break/>create table Saida(<text:line-break/>produto varchar <text:s/>(50) not null,<text:line-break/>quantidade varchar (30) <text:s text:c="2"/>not null<text:line-break/>);<text:line-break/><text:line-break/>select*from Saida;<text:line-break/>select*from Entrada;<text:line-break/>select*from Produto;<text:line-break/>select*from Fornecedor;<text:line-break/>drop table Fornecedor;<text:line-break/></text:p>
      <text:p text:style-name="Standard">5- Execute;</text:p>
      <text:p text:style-name="Standard"/>
      <text:p text:style-name="Standard"><text:soft-page-break/><text:span text:style-name="T1">Instruções para rodar o software:</text:span><text:line-break/></text:p>
      <text:p text:style-name="Standard">1- Extraia os arquivos</text:p>
      <text:p text:style-name="Standard">2- Abra o netbeans</text:p>
      <text:p text:style-name="Standard">3- Clique em abrir projeto</text:p>
      <text:p text:style-name="Standard">4- Selecione a pasta do projeto</text:p>
      <text:p text:style-name="Standard">5- Após abrir o projeto, se ocorrer algum erro, verifique o “connector” seguindo os passos a seguir:</text:p>
      <text:p text:style-name="Standard">5.1- Clique com o botão direito no projeto</text:p>
      <text:p text:style-name="Standard">5.2- Clique em propriedades</text:p>
      <text:p text:style-name="Standard">5.3- Clique em bibliotecas</text:p>
      <text:p text:style-name="Standard">5.3- Clique em adcionar JAR/Pasta</text:p>
      <text:p text:style-name="Standard">5.4- Selecione a pasta Connec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uno Cogo</meta:initial-creator>
    <meta:creation-date>2016-06-22T09:02:30.28</meta:creation-date>
    <meta:document-statistic meta:table-count="0" meta:image-count="0" meta:object-count="0" meta:page-count="2" meta:paragraph-count="22" meta:word-count="225" meta:character-count="1464"/>
    <dc:date>2016-06-22T09:10:19.83</dc:date>
    <dc:creator>Bruno Cogo</dc:creator>
    <meta:editing-duration>PT7M54S</meta:editing-duration>
    <meta:editing-cycles>1</meta:editing-cycles>
    <meta:generator>OpenOffice/4.1.2$Win32 OpenOffice.org_project/412m3$Build-9782</meta:generator>
  </office:meta>
</office:document-meta>
</file>